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42.55mm"/>
    </style:style>
    <style:style style:name="co4" style:family="table-column">
      <style:table-column-properties fo:break-before="auto" style:column-width="35.88mm"/>
    </style:style>
    <style:style style:name="co5" style:family="table-column">
      <style:table-column-properties fo:break-before="auto" style:column-width="37.99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34.98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3.6mm"/>
    </style:style>
    <style:style style:name="co11" style:family="table-column">
      <style:table-column-properties fo:break-before="auto" style:column-width="31.64mm"/>
    </style:style>
    <style:style style:name="co12" style:family="table-column">
      <style:table-column-properties fo:break-before="auto" style:column-width="22.68mm"/>
    </style:style>
    <style:style style:name="co13" style:family="table-column">
      <style:table-column-properties fo:break-before="auto" style:column-width="28.13mm"/>
    </style:style>
    <style:style style:name="co14" style:family="table-column">
      <style:table-column-properties fo:break-before="auto" style:column-width="54.05mm"/>
    </style:style>
    <style:style style:name="co15" style:family="table-column">
      <style:table-column-properties fo:break-before="auto" style:column-width="41.33mm"/>
    </style:style>
    <style:style style:name="co16" style:family="table-column">
      <style:table-column-properties fo:break-before="auto" style:column-width="31.94mm"/>
    </style:style>
    <style:style style:name="co17" style:family="table-column">
      <style:table-column-properties fo:break-before="auto" style:column-width="37.09mm"/>
    </style:style>
    <style:style style:name="co18" style:family="table-column">
      <style:table-column-properties fo:break-before="auto" style:column-width="63.11mm"/>
    </style:style>
    <style:style style:name="co19" style:family="table-column">
      <style:table-column-properties fo:break-before="auto" style:column-width="43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35m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35mm" fo:border-right="none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35mm" fo:border-right="none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35mm" fo:border-right="none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35m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35m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35mm" fo:border-right="0.74pt solid #009353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35mm" fo:border-right="0.74pt solid #009353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/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35mm" fo:border-right="0.74pt solid #666666" style:rotation-angle="0" style:rotation-align="none" fo:border-top="0.74pt solid #666666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35mm" fo:border-right="0.74pt solid #666666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35mm" fo:border-right="0.74pt solid #666666" style:rotation-angle="0" style:rotation-align="none" fo:border-top="0.74pt solid #666666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/>
          <table:table-cell table:style-name="ce14"/>
          <table:table-cell table:style-name="ce1"/>
          <table:table-cell/>
          <table:table-cell table:style-name="ce1"/>
          <table:table-cell table:style-name="ce14"/>
          <table:table-cell table:style-name="ce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22" calcext:value-type="float">
            <text:p>22</text:p>
          </table:table-cell>
          <table:table-cell table:style-name="ce1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9" office:value-type="float" office:value="32" calcext:value-type="float">
            <text:p>32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9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26" calcext:value-type="float">
            <text:p>26</text:p>
          </table:table-cell>
          <table:table-cell table:style-name="ce18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9" office:value-type="float" office:value="34" calcext:value-type="float">
            <text:p>34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13" office:value-type="float" office:value="19" calcext:value-type="float">
            <text:p>19</text:p>
          </table:table-cell>
          <table:table-cell table:style-name="ce17" office:value-type="float" office:value="29" calcext:value-type="float">
            <text:p>29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47" calcext:value-type="float">
            <text:p>47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49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.9090909090909</text:p>
          </table:table-cell>
          <table:table-cell table:formula="of:=VAR([$ANOVA.$B$4:.$B$15])" office:value-type="float" office:value="139.490909090909" calcext:value-type="float">
            <text:p>139.490909090909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<text:s/>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.7</text:p>
          </table:table-cell>
          <table:table-cell table:formula="of:=VAR([$ANOVA.$C$4:.$C$15])" office:value-type="float" office:value="287.122222222222" calcext:value-type="float">
            <text:p>287.12222222222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.7</text:p>
          </table:table-cell>
          <table:table-cell table:formula="of:=VAR([$ANOVA.$D$4:.$D$15])" office:value-type="float" office:value="227.344444444444" calcext:value-type="float">
            <text:p>227.34444444444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.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.284164222874</text:p>
          </table:table-cell>
          <table:table-cell table:formula="of:=[$ANOVA.$I$12] / [$ANOVA.$I$13]" office:value-type="float" office:value="4.3604117704492" calcext:value-type="float">
            <text:p>4.3604117704492</text:p>
          </table:table-cell>
          <table:table-cell table:formula="of:=LEGACY.FDIST([$ANOVA.$J$12]; [$ANOVA.$H$12]; [$ANOVA.$H$13])" office:value-type="float" office:value="0.0224614951879845" calcext:value-type="float">
            <text:p>0.0224614951879845</text:p>
          </table:table-cell>
          <table:table-cell table:formula="of:=LEGACY.FINV([$ANOVA.$G$4]; [$ANOVA.$H$12]; [$ANOVA.$H$13])" office:value-type="float" office:value="3.34038555823776" calcext:value-type="float">
            <text:p>3.34038555823776</text:p>
          </table:table-cell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.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.18246753246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6"/>
          <table:table-cell table:style-name="ce9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.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42" office:value-type="float" office:value="26" calcext:value-type="float">
            <text:p>26</text:p>
          </table:table-cell>
          <table:table-cell table:style-name="ce7"/>
          <table:table-cell table:style-name="ce10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49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.9090909090909</text:p>
          </table:table-cell>
          <table:table-cell table:formula="of:=VAR([$ANOVA.$B$4:.$B$15])" office:value-type="float" office:value="139.490909090909" calcext:value-type="float">
            <text:p>139.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.7</text:p>
          </table:table-cell>
          <table:table-cell table:formula="of:=VAR([$ANOVA.$C$4:.$C$15])" office:value-type="float" office:value="287.122222222222" calcext:value-type="float">
            <text:p>287.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.7</text:p>
          </table:table-cell>
          <table:table-cell table:formula="of:=VAR([$ANOVA.$D$4:.$D$15])" office:value-type="float" office:value="227.344444444444" calcext:value-type="float">
            <text:p>227.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.6666666666667</text:p>
          </table:table-cell>
          <table:table-cell table:formula="of:=VAR([$ANOVA.$B$5:.$D$5])" office:value-type="float" office:value="289.333333333333" calcext:value-type="float">
            <text:p>289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.6666666666667</text:p>
          </table:table-cell>
          <table:table-cell table:formula="of:=VAR([$ANOVA.$B$6:.$D$6])" office:value-type="float" office:value="180.333333333333" calcext:value-type="float">
            <text:p>180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.3333333333333</text:p>
          </table:table-cell>
          <table:table-cell table:formula="of:=VAR([$ANOVA.$B$7:.$D$7])" office:value-type="float" office:value="180.333333333333" calcext:value-type="float">
            <text:p>180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.5</text:p>
          </table:table-cell>
          <table:table-cell table:formula="of:=VAR([$ANOVA.$B$8:.$D$8])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.3333333333333</text:p>
          </table:table-cell>
          <table:table-cell table:formula="of:=VAR([$ANOVA.$B$9:.$D$9])" office:value-type="float" office:value="346.333333333333" calcext:value-type="float">
            <text:p>346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.3333333333333</text:p>
          </table:table-cell>
          <table:table-cell table:formula="of:=VAR([$ANOVA.$B$10:.$D$10])" office:value-type="float" office:value="654.333333333333" calcext:value-type="float">
            <text:p>654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.6666666666667</text:p>
          </table:table-cell>
          <table:table-cell table:formula="of:=VAR([$ANOVA.$B$11:.$D$11])" office:value-type="float" office:value="122.333333333333" calcext:value-type="float">
            <text:p>122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.3333333333333</text:p>
          </table:table-cell>
          <table:table-cell table:formula="of:=VAR([$ANOVA.$B$12:.$D$12])" office:value-type="float" office:value="576.333333333333" calcext:value-type="float">
            <text:p>576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.6666666666667</text:p>
          </table:table-cell>
          <table:table-cell table:formula="of:=VAR([$ANOVA.$B$13:.$D$13])" office:value-type="float" office:value="212.333333333333" calcext:value-type="float">
            <text:p>212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.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.184408602151</text:p>
          </table:table-cell>
          <table:table-cell table:formula="of:=[$ANOVA.$I$38] / [$ANOVA.$I$40]" office:value-type="float" office:value="1.02187055793557" calcext:value-type="float">
            <text:p>1.02187055793557</text:p>
          </table:table-cell>
          <table:table-cell table:formula="of:=LEGACY.FDIST([$ANOVA.$J$38]; [$ANOVA.$H$38]; [$ANOVA.$H$40])" office:value-type="float" office:value="0.463437890583955" calcext:value-type="float">
            <text:p>0.463437890583955</text:p>
          </table:table-cell>
          <table:table-cell table:formula="of:=LEGACY.FINV([$ANOVA.$G$17]; [$ANOVA.$H$38]; [$ANOVA.$H$40])" office:value-type="float" office:value="2.41170203983392" calcext:value-type="float">
            <text:p>2.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.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.284164222874</text:p>
          </table:table-cell>
          <table:table-cell table:formula="of:=[$ANOVA.$I$39] / [$ANOVA.$I$40]" office:value-type="float" office:value="4.3944705698237" calcext:value-type="float">
            <text:p>4.3944705698237</text:p>
          </table:table-cell>
          <table:table-cell table:formula="of:=LEGACY.FDIST([$ANOVA.$J$39]; [$ANOVA.$H$39]; [$ANOVA.$H$40])" office:value-type="float" office:value="0.027915962985567" calcext:value-type="float">
            <text:p>0.027915962985567</text:p>
          </table:table-cell>
          <table:table-cell table:formula="of:=LEGACY.FINV([$ANOVA.$G$17]; [$ANOVA.$H$39]; [$ANOVA.$H$40])" office:value-type="float" office:value="3.55455714566179" calcext:value-type="float">
            <text:p>3.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.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.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.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.5</text:p>
          </table:table-cell>
          <table:table-cell table:formula="of:=AVERAGE([.$C$3:.$C$15])" office:value-type="float" office:value="59.7" calcext:value-type="float">
            <text:p>59.7</text:p>
          </table:table-cell>
          <table:table-cell table:formula="of:=AVERAGE([.$D$3:.$D$15])" office:value-type="float" office:value="44.7" calcext:value-type="float">
            <text:p>44.7</text:p>
          </table:table-cell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.52215211987721</text:p>
          </table:table-cell>
          <table:table-cell table:formula="of:=SQRT(VAR([.$C$3:.$C$15])/COUNT([.$C$3:.$C$15]))" office:value-type="float" office:value="5.35837869343165" calcext:value-type="float">
            <text:p>5.35837869343165</text:p>
          </table:table-cell>
          <table:table-cell table:formula="of:=SQRT(VAR([.$D$3:.$D$15])/COUNT([.$D$3:.$D$15]))" office:value-type="float" office:value="4.76806506294162" calcext:value-type="float">
            <text:p>4.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.5</text:p>
          </table:table-cell>
          <table:table-cell table:formula="of:=MEDIAN([.$C$3:.$C$15])" office:value-type="float" office:value="64.5" calcext:value-type="float">
            <text:p>64.5</text:p>
          </table:table-cell>
          <table:table-cell table:formula="of:=MEDIAN([.$D$3:.$D$15])" office:value-type="float" office:value="43.5" calcext:value-type="float">
            <text:p>43.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.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.5</text:p>
          </table:table-cell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.75</text:p>
          </table:table-cell>
          <table:table-cell table:formula="of:=QUARTILE([.$C$3:.$C$15]; 3)" office:value-type="float" office:value="67.75" calcext:value-type="float">
            <text:p>67.75</text:p>
          </table:table-cell>
          <table:table-cell table:formula="of:=QUARTILE([.$D$3:.$D$15]; 3)" office:value-type="float" office:value="57.75" calcext:value-type="float">
            <text:p>57.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.055555555556</text:p>
          </table:table-cell>
          <table:table-cell table:formula="of:=VAR([.$C$3:.$C$15])" office:value-type="float" office:value="287.122222222222" calcext:value-type="float">
            <text:p>287.122222222222</text:p>
          </table:table-cell>
          <table:table-cell table:formula="of:=VAR([.$D$3:.$D$15])" office:value-type="float" office:value="227.344444444444" calcext:value-type="float">
            <text:p>227.344444444444</text:p>
          </table:table-cell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.1380229644024</text:p>
          </table:table-cell>
          <table:table-cell table:formula="of:=STDEV([.$C$3:.$C$15])" office:value-type="float" office:value="16.9446812369611" calcext:value-type="float">
            <text:p>16.9446812369611</text:p>
          </table:table-cell>
          <table:table-cell table:formula="of:=STDEV([.$D$3:.$D$15])" office:value-type="float" office:value="15.0779456307696" calcext:value-type="float">
            <text:p>15.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.31582780586639</text:p>
          </table:table-cell>
          <table:table-cell table:formula="of:=KURT([.$C$3:.$C$15])" office:value-type="float" office:value="-0.941598874585262" calcext:value-type="float">
            <text:p>-0.941598874585262</text:p>
          </table:table-cell>
          <table:table-cell table:formula="of:=KURT([.$D$3:.$D$15])" office:value-type="float" office:value="1.41805271898574" calcext:value-type="float">
            <text:p>1.41805271898574</text:p>
          </table:table-cell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.114288791719383</text:p>
          </table:table-cell>
          <table:table-cell table:formula="of:=SKEW([.$C$3:.$C$15])" office:value-type="float" office:value="-0.222642690433799" calcext:value-type="float">
            <text:p>-0.222642690433799</text:p>
          </table:table-cell>
          <table:table-cell table:formula="of:=SKEW([.$D$3:.$D$15])" office:value-type="float" office:value="-0.976680337256908" calcext:value-type="float">
            <text:p>-0.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.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.210764283636454</text:p>
          </table:table-cell>
          <table:table-cell table:formula="of:=CORREL([$Correlation.$C$4:.$C$15]; [$Correlation.$D$4:.$D$15])" office:value-type="float" office:value="0.230971404750906" calcext:value-type="float">
            <text:p>0.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.6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.4444444444444</text:p>
          </table:table-cell>
          <table:table-cell table:formula="of:=COVAR([$Covariance.$C$4:.$C$15]; [$Covariance.$C$4:.$C$15])" office:value-type="float" office:value="258.41" calcext:value-type="float">
            <text:p>258.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.11</text:p>
          </table:table-cell>
          <table:table-cell table:formula="of:=COVAR([$Covariance.$D$4:.$D$15]; [$Covariance.$D$4:.$D$15])" office:value-type="float" office:value="204.61" calcext:value-type="float">
            <text:p>204.61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15"/>
        <table:table-column table:style-name="co10" table:default-cell-style-name="ce18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4"/>
          <table:table-cell table:style-name="ce1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.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.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.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.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.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.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.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.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.06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.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.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.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.0156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.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.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.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.00390625</text:p>
          </table:table-cell>
        </table:table-row>
        <table:table-row table:style-name="ro2">
          <table:table-cell/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.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.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.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.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.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.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.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.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4"/>
          <table:table-cell table:style-name="ce1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.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.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.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31"/>
        <table:table-column table:style-name="co13" table:default-cell-style-name="ce35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.9230769230769</text:p>
          </table:table-cell>
          <table:table-cell table:formula="of:=AVERAGE([$'Paired t test'.$C$4:.$C$16])" office:value-type="float" office:value="20.4615384615385" calcext:value-type="float">
            <text:p>20.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.076923076923</text:p>
          </table:table-cell>
          <table:table-cell table:formula="of:=VAR([$'Paired t test'.$C$4:.$C$16])" office:value-type="float" office:value="94.4358974358975" calcext:value-type="float">
            <text:p>94.4358974358975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.0617539771747536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.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.935897435897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.835926213674071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.209765144211229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.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.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.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.9230769230769</text:p>
          </table:table-cell>
          <table:table-cell table:formula="of:=AVERAGE([$'F test'.$C$4:.$C$16])" office:value-type="float" office:value="20.4615384615385" calcext:value-type="float">
            <text:p>20.4615384615385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.076923076923</text:p>
          </table:table-cell>
          <table:table-cell table:formula="of:=VAR([$'F test'.$C$4:.$C$16])" office:value-type="float" office:value="94.4358974358975" calcext:value-type="float">
            <text:p>94.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.32446375237578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.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.68663711249569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.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.372212531178457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.63412282927882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.305131354874011</text:p>
          </table:table-cell>
          <table:table-cell table:formula="of:=LEGACY.FINV([$'F test'.$F$4]/2; [$'F test'.$F$9]; [$'F test'.$G$9])" office:value-type="float" office:value="3.2772770940335" calcext:value-type="float">
            <text:p>3.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.9230769230769</text:p>
          </table:table-cell>
          <table:table-cell table:formula="of:=AVERAGE([$'Z test'.$C$4:.$C$16])" office:value-type="float" office:value="20.4615384615385" calcext:value-type="float">
            <text:p>20.4615384615385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.53846153846154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.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.95996398454005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.32567054678584E-14</text:p>
          </table:table-cell>
          <table:table-cell/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.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.0260698174831</text:p>
          </table:table-cell>
          <table:table-cell/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6:33:33.5792497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4-03-03T18:35:00.057741708</dc:date>
    <meta:editing-duration>PT9H51M29S</meta:editing-duration>
    <meta:editing-cycles>17</meta:editing-cycles>
    <meta:generator>LibreOffice/25.2.3.2$Linux_X86_64 LibreOffice_project/520$Build-2</meta:generator>
    <meta:document-statistic meta:table-count="11" meta:cell-count="752" meta:object-count="0"/>
  </office:meta>
</office:document-meta>
</file>